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25-01-1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24-01-04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23-02-21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22-01-05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21-01-06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20-01-05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20-01-04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9-01-04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8-01-05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7-01-05 22:08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6-01-04 21:1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5-01-05 19:10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4976" calcext:value-type="float">
            <text:p>82.4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4-01-05 18:4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3-01-05 22:00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2-01-06 19:2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1-01-06 15:45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0-01-05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10-01-05 20:4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9-01-07 22:10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8-01-07 22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7-01-24 16:02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6-01-08 14:0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6-01-08 14:08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5-01-11 16:34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528" calcext:value-type="float">
            <text:p>60.99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4-01-05 23:17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3-01-09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2-01-07 14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1-01-06 14:2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1-01-05 21:47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2000-01-08 16:03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99-01-21 20:00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9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97-01-07 19:05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9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9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9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8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8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3521010553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